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apers" text:outline-level="2">[[PAPER_TITLE]]</text:h>
      <text:h text:style-name="paper-details" text:outline-level="3">&lt;&lt;type in our text here&gt;&gt;</text:h>
      <text:h text:style-name="paper-details" text:outline-level="3">The following papers were laid:<text:line-break/><text:line-break/></text:h>
      <text:h text:style-name="paper-details" text:outline-level="3"><text:bookmark text:name="begin_tabled_documents_list"/></text:h>
      <text:h text:style-name="paper-details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ccccff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>
      <style:paragraph-properties fo:margin-top="0.0299in" fo:margin-bottom="0.0201in" fo:background-color="#4c4c4c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666666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c0c0c0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12T17:54:23</meta:creation-date>
    <dc:creator>Ashok Hariharan</dc:creator>
    <dc:date>2007-09-12T22:27:54</dc:date>
    <dc:language>en-US</dc:language>
    <meta:editing-cycles>8</meta:editing-cycles>
    <meta:editing-duration>PT39M36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4" meta:word-count="14" meta:character-count="86"/>
  </office:meta>
</office:document-meta>
</file>